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457in" loext:contextual-spacing="false" style:line-height-at-least="0.145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8.2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1457in" loext:contextual-spacing="false" style:line-height-at-least="0.1457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8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ice's Adventures in Wonderla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5-09T16:22:55.33</meta:creation-date>
    <dc:date>2022-04-13T16:11:53.901223701</dc:date>
    <meta:editing-duration>PT2M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" meta:character-count="32" meta:non-whitespace-character-count="29"/>
  </office:meta>
</office:document-meta>
</file>